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884cm" fo:margin-left="0.757cm" table:align="left"/>
    </style:style>
    <style:style style:name="Table2.A" style:family="table-column">
      <style:table-column-properties style:column-width="2.69cm"/>
    </style:style>
    <style:style style:name="Table2.B" style:family="table-column">
      <style:table-column-properties style:column-width="12.1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84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1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226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2.82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888cm" style:rel-column-width="22697*"/>
    </style:style>
    <style:style style:name="Table6.B" style:family="table-column">
      <style:table-column-properties style:column-width="11.113cm" style:rel-column-width="428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style:font-name="Liberation Serif1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margin-left="0cm" fo:margin-right="0cm" fo:text-indent="6.682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text-indent="6.682cm" style:auto-text-indent="false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14" style:family="paragraph" style:parent-style-name="Text_20_body">
      <style:paragraph-properties fo:margin-top="0cm" fo:margin-bottom="0cm" fo:line-height="100%"/>
      <style:text-properties style:font-name="DejaVu Serif" fo:font-size="10pt" style:font-size-asian="10pt" style:font-size-complex="10pt"/>
    </style:style>
    <style:style style:name="P15" style:family="paragraph" style:parent-style-name="Text_20_body">
      <style:paragraph-properties fo:margin-top="0cm" fo:margin-bottom="0cm" fo:line-height="100%"/>
      <style:text-properties style:font-name="Liberation Serif1"/>
    </style:style>
    <style:style style:name="P16" style:family="paragraph" style:parent-style-name="Text_20_body">
      <style:text-properties style:font-name="Liberation Serif1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/>
    </style:style>
    <style:style style:name="P18" style:family="paragraph" style:parent-style-name="Text_20_body">
      <style:text-properties style:font-name="Liberation Serif1"/>
    </style:style>
    <style:style style:name="P19" style:family="paragraph" style:parent-style-name="Text_20_body" style:list-style-name="L1"/>
    <style:style style:name="P20" style:family="paragraph" style:parent-style-name="Heading_20_3">
      <style:text-properties style:font-name="Liberation Serif1"/>
    </style:style>
    <style:style style:name="P21" style:family="paragraph" style:parent-style-name="Heading_20_3">
      <style:text-properties fo:language="ru" fo:country="RU"/>
    </style:style>
    <style:style style:name="T1" style:family="text">
      <style:text-properties style:font-name="Liberation Serif1"/>
    </style:style>
    <style:style style:name="T2" style:family="text">
      <style:text-properties style:font-name="DejaVu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7">Санкт-Петербургский национальный исследовательский университет</text:p>
      <text:p text:style-name="P7">информационных технологий, механики и оптики</text:p>
      <text:p text:style-name="P7">Факультет информационных технологий и программирования</text:p>
      <text:p text:style-name="P7">Кафедра «Компьютерные Технологии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олков И. Р.</text:p>
      <text:p text:style-name="P8"/>
      <text:p text:style-name="P8"/>
      <text:p text:style-name="P8"/>
      <text:p text:style-name="P8"/>
      <text:p text:style-name="P8"/>
      <text:p text:style-name="P8"/>
      <text:p text:style-name="P9">Отчет по лабораторной работе</text:p>
      <text:p text:style-name="P9">«Ручное построение нисходящих синтаксических анализаторов»</text:p>
      <text:p text:style-name="P9"/>
      <text:p text:style-name="P6"/>
      <text:p text:style-name="P6">Вариант 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Санкт-Петербург</text:p>
      <text:p text:style-name="P6">2012</text:p>
      <text:p text:style-name="P6"/>
      <text:p text:style-name="P6"/>
      <text:h text:style-name="Heading_20_3" text:outline-level="3"><text:soft-page-break/>Язык</text:h>
      <text:p text:style-name="Text_20_body">Арифметические выражения в постфиксной записи. Используются операции сложения, вычитания, умножения. </text:p>
      <text:p text:style-name="Text_20_body">В качестве операндов выступают целые числа. Используйте один терминал для всех чисел. </text:p>
      <text:p text:style-name="Text_20_body">Пример: 1 2 10 + * </text:p>
      <text:p text:style-name="Text_20_body"/>
      <text:h text:style-name="Heading_20_3" text:outline-level="3">Разработка грамматики</text:h>
      <text:p text:style-name="Text_20_body">Построим грамматику.</text:p>
      <text:p text:style-name="P11">E → E E o</text:p>
      <text:p text:style-name="P11">E → 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Нетерминал</text:p>
          </table:table-cell>
          <table:table-cell table:style-name="Table1.B1" office:value-type="string">
            <text:p text:style-name="P4">Описание</text:p>
          </table:table-cell>
        </table:table-row>
        <table:table-row>
          <table:table-cell table:style-name="Table1.A2" office:value-type="string">
            <text:p text:style-name="P2">E</text:p>
          </table:table-cell>
          <table:table-cell table:style-name="Table1.B2" office:value-type="string">
            <text:p text:style-name="P2">Арифметическое выражение в постфиксной записи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Терминал</text:p>
          </table:table-cell>
          <table:table-cell table:style-name="Table2.B1" office:value-type="string">
            <text:p text:style-name="P4">Описание</text:p>
          </table:table-cell>
        </table:table-row>
        <table:table-row>
          <table:table-cell table:style-name="Table2.A2" office:value-type="string">
            <text:p text:style-name="P2">n</text:p>
          </table:table-cell>
          <table:table-cell table:style-name="Table2.B2" office:value-type="string">
            <text:p text:style-name="P2">Целое число, операнд</text:p>
          </table:table-cell>
        </table:table-row>
        <table:table-row>
          <table:table-cell table:style-name="Table2.A2" office:value-type="string">
            <text:p text:style-name="P2">o</text:p>
          </table:table-cell>
          <table:table-cell table:style-name="Table2.B2" office:value-type="string">
            <text:p text:style-name="P2">Операция: сложение, вычитание или умножение</text:p>
          </table:table-cell>
        </table:table-row>
      </table:table>
      <text:p text:style-name="P12"/>
      <text:p text:style-name="Text_20_body">В грамматике есть левая рекурсия. Устраним её. Получится грамматика:</text:p>
      <text:p text:style-name="P10">E → n E'</text:p>
      <text:p text:style-name="P10">E' → E o E'</text:p>
      <text:p text:style-name="P10">E' → <text:span text:style-name="T1">ε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Нетерминал</text:p>
          </table:table-cell>
          <table:table-cell table:style-name="Table3.B1" office:value-type="string">
            <text:p text:style-name="P4">Описание</text:p>
          </table:table-cell>
        </table:table-row>
        <table:table-row>
          <table:table-cell table:style-name="Table3.A2" office:value-type="string">
            <text:p text:style-name="P2">E'</text:p>
          </table:table-cell>
          <table:table-cell table:style-name="Table3.B2" office:value-type="string">
            <text:p text:style-name="P2">Продолжение арифметического выражения в постфиксной записи</text:p>
          </table:table-cell>
        </table:table-row>
      </table:table>
      <text:p text:style-name="P13"/>
      <text:h text:style-name="P20" text:outline-level="3">Построение лексического анализатора</text:h>
      <text:p text:style-name="P16">В грамматике 2 терминала.</text:p>
      <text:p text:style-name="Text_20_body"><text:span text:style-name="T1">Построим лексический анализатор. Заведем класс </text:span><text:span text:style-name="T2">Token</text:span><text:span text:style-name="T1"> для хранения терминалов. Не забудем также про конец строки.</text:span></text:p>
      <text:p text:style-name="P14"><text:span text:style-name="T3">enum</text:span> Token {</text:p>
      <text:p text:style-name="P14"><text:tab/>NUMBER,</text:p>
      <text:p text:style-name="P14"><text:tab/>OPERATOR,</text:p>
      <text:p text:style-name="P14"><text:tab/>END</text:p>
      <text:p text:style-name="P14">};</text:p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Терминал</text:p>
          </table:table-cell>
          <table:table-cell table:style-name="Table4.B1" office:value-type="string">
            <text:p text:style-name="P3">Токен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B2" office:value-type="string">
            <text:p text:style-name="Table_20_Contents">NUMBER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B2" office:value-type="string">
            <text:p text:style-name="Table_20_Contents">OPERATOR</text:p>
          </table:table-cell>
        </table:table-row>
        <table:table-row>
          <table:table-cell table:style-name="Table4.A2" office:value-type="string">
            <text:p text:style-name="Table_20_Contents">$</text:p>
          </table:table-cell>
          <table:table-cell table:style-name="Table4.B2" office:value-type="string">
            <text:p text:style-name="Table_20_Contents">END</text:p>
          </table:table-cell>
        </table:table-row>
      </table:table>
      <text:p text:style-name="P16"><text:soft-page-break/>Интерфейс и реализация лексического анализатора находятся в файлах LexicalAnalyzer.h и LexicalAnalyzer.cpp.</text:p>
      <text:h text:style-name="P20" text:outline-level="3">Построение синтаксического анализатора</text:h>
      <text:p text:style-name="P16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Нетерминал</text:p>
          </table:table-cell>
          <table:table-cell table:style-name="Table5.A1" office:value-type="string">
            <text:p text:style-name="P3">FIRST</text:p>
          </table:table-cell>
          <table:table-cell table:style-name="Table5.C1" office:value-type="string">
            <text:p text:style-name="P3">FOLLOW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n</text:p>
          </table:table-cell>
          <table:table-cell table:style-name="Table5.C2" office:value-type="string">
            <text:p text:style-name="Table_20_Contents">$, o</text:p>
          </table:table-cell>
        </table:table-row>
        <table:table-row>
          <table:table-cell table:style-name="Table5.A2" office:value-type="string">
            <text:p text:style-name="Table_20_Contents">E'</text:p>
          </table:table-cell>
          <table:table-cell table:style-name="Table5.A2" office:value-type="string">
            <text:p text:style-name="P5">n, ε</text:p>
          </table:table-cell>
          <table:table-cell table:style-name="Table5.C2" office:value-type="string">
            <text:p text:style-name="Table_20_Contents">$, o</text:p>
          </table:table-cell>
        </table:table-row>
      </table:table>
      <text:p text:style-name="P16"/>
      <text:p text:style-name="P16">Структура данных для хранения дерева находится в файле Tree.h.</text:p>
      <text:p text:style-name="P16">Интерфейс и реализация синтаксического анализатора с использованием рекурсивного спуска находятся в файлах Parser.h и Parser.cpp.</text:p>
      <text:h text:style-name="P20" text:outline-level="3">Визуализация дерева разбора</text:h>
      <text:p text:style-name="P16">Программа умеет рисовать деревья разбора по очереди для тестов из входного файла tests.txt.</text:p>
      <text:h text:style-name="P20" text:outline-level="3">Разработка набора тестов</text:h>
      <text:p text:style-name="Text_20_body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Тест</text:p>
          </table:table-cell>
          <table:table-cell table:style-name="Table6.B1" office:value-type="string">
            <text:p text:style-name="P3">Описание</text:p>
          </table:table-cell>
        </table:table-row>
        <table:table-row>
          <table:table-cell table:style-name="Table6.A2" office:value-type="string">
            <text:p text:style-name="Table_20_Contents">3</text:p>
          </table:table-cell>
          <table:table-cell table:style-name="Table6.B2" office:value-type="string">
            <text:p text:style-name="Table_20_Contents">Тест на правила: E → n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5 6 +</text:p>
          </table:table-cell>
          <table:table-cell table:style-name="Table6.B2" office:value-type="string">
            <text:p text:style-name="Table_20_Contents">Тест на все правила, то есть: E → n E', E' → E o E', E' → <text:span text:style-name="T1">ε</text:span></text:p>
          </table:table-cell>
        </table:table-row>
        <table:table-row>
          <table:table-cell table:style-name="Table6.A2" office:value-type="string">
            <text:p text:style-name="Table_20_Contents">65 -99 *</text:p>
          </table:table-cell>
          <table:table-cell table:style-name="Table6.B2" office:value-type="string">
            <text:p text:style-name="Table_20_Contents">Тест с отрицательным операндом</text:p>
          </table:table-cell>
        </table:table-row>
        <table:table-row>
          <table:table-cell table:style-name="Table6.A2" office:value-type="string">
            <text:p text:style-name="Table_20_Contents">432 123 - 567 +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4 + +</text:p>
          </table:table-cell>
          <table:table-cell table:style-name="Table6.B2" office:value-type="string">
            <text:p text:style-name="Table_20_Contents">Неверный тест для проверки ParseException из синтаксического анализатора</text:p>
          </table:table-cell>
        </table:table-row>
        <table:table-row>
          <table:table-cell table:style-name="Table6.A2" office:value-type="string">
            <text:p text:style-name="Table_20_Contents">567 876 9 * *</text:p>
          </table:table-cell>
          <table:table-cell table:style-name="Table6.B2" office:value-type="string">
            <text:p text:style-name="Table_20_Contents">Небольшой случайный тест</text:p>
          </table:table-cell>
        </table:table-row>
        <table:table-row>
          <table:table-cell table:style-name="Table6.A2" office:value-type="string">
            <text:p text:style-name="Table_20_Contents">56 abcd</text:p>
          </table:table-cell>
          <table:table-cell table:style-name="Table6.B2" office:value-type="string">
            <text:p text:style-name="Table_20_Contents">Неверный тест для проверки ParseException из лексического анализатора</text:p>
          </table:table-cell>
        </table:table-row>
      </table:table>
      <text:p text:style-name="P16"/>
      <text:p text:style-name="P16">Кроме этих тестов, еще 100 случайных тестов созданы генератором тестов testsGenerator.py. Размер максимального теста — 61 число (и 60 операторов, соответственно).</text:p>
      <text:h text:style-name="P21" text:outline-level="3">Ссылки</text:h>
      <text:list xml:id="list37338544" text:style-name="L1">
        <text:list-item>
          <text:p text:style-name="P19"><text:span text:style-name="T4">Репозиторий с исходными кодами: </text:span><text:a xlink:type="simple" xlink:href="https://github.com/Tsar/parsingLab2">https://github.com/Tsar/parsingLab2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30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20:25:15</meta:creation-date>
    <dc:date>2012-03-21T17:22:19.20</dc:date>
    <meta:editing-duration>PT48M7S</meta:editing-duration>
    <meta:editing-cycles>15</meta:editing-cycles>
    <meta:generator>LibreOffice/3.5$Windows_x86 LibreOffice_project/7e68ba2-a744ebf-1f241b7-c506db1-7d53735</meta:generator>
    <meta:document-statistic meta:table-count="6" meta:image-count="0" meta:object-count="0" meta:page-count="3" meta:paragraph-count="90" meta:word-count="349" meta:character-count="2359" meta:non-whitespace-character-count="2095"/>
  </office:meta>
</office:document-meta>
</file>